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1.924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1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2"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 style:data-style-name="N2">
      <style:table-cell-properties fo:border-bottom="none" fo:border-left="0.088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fo:border-left="none" fo:border-right="0.088cm solid #000000" fo:border-top="none"/>
      <style:text-properties fo:font-size="9pt" style:font-size-asian="9pt" style:font-size-complex="9pt"/>
    </style:style>
    <style:style style:name="ce6" style:family="table-cell" style:parent-style-name="Default" style:data-style-name="N2">
      <style:table-cell-properties fo:border-bottom="none" fo:border-left="none" fo:border-right="0.088cm solid #000000" fo:border-top="none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1_2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2">
          <table:table-cell/>
          <table:table-cell table:style-name="ce3" office:value-type="string">
            <text:p>Steigung 1</text:p>
          </table:table-cell>
          <table:table-cell table:style-name="ce2"/>
          <table:table-cell/>
          <table:table-cell table:style-name="ce5"/>
          <table:table-cell table:style-name="ce3" office:value-type="string">
            <text:p>Steigung 2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2">
          <table:table-cell office:value-type="string">
            <text:p>Nummer</text:p>
          </table:table-cell>
          <table:table-cell table:style-name="ce3" office:value-type="string">
            <text:p>t(s)</text:p>
          </table:table-cell>
          <table:table-cell table:style-name="ce2" office:value-type="string">
            <text:p>s(m)</text:p>
          </table:table-cell>
          <table:table-cell office:value-type="string">
            <text:p>v(m/s)</text:p>
          </table:table-cell>
          <table:table-cell table:style-name="ce5" office:value-type="string">
            <text:p>a(m/s^2)</text:p>
          </table:table-cell>
          <table:table-cell table:style-name="ce3" office:value-type="string">
            <text:p>t(s)</text:p>
          </table:table-cell>
          <table:table-cell table:style-name="ce2" office:value-type="string">
            <text:p>s(m)</text:p>
          </table:table-cell>
          <table:table-cell office:value-type="string">
            <text:p>v(m/s)</text:p>
          </table:table-cell>
          <table:table-cell table:style-name="ce5" office:value-type="string">
            <text:p>a(m/s^2)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0">
            <text:p>0,00</text:p>
          </table:table-cell>
          <table:table-cell table:style-name="ce2" office:value-type="float" office:value="-0.002">
            <text:p>0,00</text:p>
          </table:table-cell>
          <table:table-cell table:style-name="ce2" table:formula="of:=[.C3]/[.B3]" office:value-type="float" office:value="0">
            <text:p>#DIV/0!</text:p>
          </table:table-cell>
          <table:table-cell table:style-name="ce6" table:formula="of:=([.D3]-[.D2])/([.B3]-[.B2])" office:value-type="float" office:value="0">
            <text:p>#DIV/0!</text:p>
          </table:table-cell>
          <table:table-cell table:style-name="ce4" office:value-type="float" office:value="0">
            <text:p>0,00</text:p>
          </table:table-cell>
          <table:table-cell table:style-name="ce2" office:value-type="float" office:value="0.00095">
            <text:p>0,00</text:p>
          </table:table-cell>
          <table:table-cell table:style-name="ce2" table:formula="of:=[.G3]/[.F3]" office:value-type="float" office:value="0">
            <text:p>#DIV/0!</text:p>
          </table:table-cell>
          <table:table-cell table:style-name="ce6" table:formula="of:=([.H3]-[.H2])/([.F3]-[.F2])" office:value-type="float" office:value="0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0.033">
            <text:p>0,03</text:p>
          </table:table-cell>
          <table:table-cell table:style-name="ce2" office:value-type="float" office:value="0.006">
            <text:p>0,01</text:p>
          </table:table-cell>
          <table:table-cell table:style-name="ce2" table:formula="of:=[.C4]/[.B4]" office:value-type="float" office:value="0.181818181818182">
            <text:p>0,18</text:p>
          </table:table-cell>
          <table:table-cell table:style-name="ce6" table:formula="of:=([.D4]-[.D3])/([.B4]-[.B3])" office:value-type="float" office:value="0">
            <text:p>#DIV/0!</text:p>
          </table:table-cell>
          <table:table-cell table:style-name="ce4" office:value-type="float" office:value="0.033">
            <text:p>0,03</text:p>
          </table:table-cell>
          <table:table-cell table:style-name="ce2" office:value-type="float" office:value="0.012">
            <text:p>0,01</text:p>
          </table:table-cell>
          <table:table-cell table:style-name="ce2" table:formula="of:=[.G4]/[.F4]" office:value-type="float" office:value="0.363636363636364">
            <text:p>0,36</text:p>
          </table:table-cell>
          <table:table-cell table:style-name="ce6" table:formula="of:=([.H4]-[.H3])/([.F4]-[.F3])" office:value-type="float" office:value="0">
            <text:p>#DIV/0!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0.1">
            <text:p>0,10</text:p>
          </table:table-cell>
          <table:table-cell table:style-name="ce2" office:value-type="float" office:value="0.025">
            <text:p>0,03</text:p>
          </table:table-cell>
          <table:table-cell table:style-name="ce2" table:formula="of:=[.C5]/[.B5]" office:value-type="float" office:value="0.25">
            <text:p>0,25</text:p>
          </table:table-cell>
          <table:table-cell table:style-name="ce6" table:formula="of:=([.D5]-[.D4])/([.B5]-[.B4])" office:value-type="float" office:value="1.01763907734057">
            <text:p>1,02</text:p>
          </table:table-cell>
          <table:table-cell table:style-name="ce4" office:value-type="float" office:value="0.067">
            <text:p>0,07</text:p>
          </table:table-cell>
          <table:table-cell table:style-name="ce2" office:value-type="float" office:value="0.024">
            <text:p>0,02</text:p>
          </table:table-cell>
          <table:table-cell table:style-name="ce2" table:formula="of:=[.G5]/[.F5]" office:value-type="float" office:value="0.358208955223881">
            <text:p>0,36</text:p>
          </table:table-cell>
          <table:table-cell table:style-name="ce6" table:formula="of:=([.H5]-[.H4])/([.F5]-[.F4])" office:value-type="float" office:value="-0.159629659190679">
            <text:p>-0,16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0.167">
            <text:p>0,17</text:p>
          </table:table-cell>
          <table:table-cell table:style-name="ce2" office:value-type="float" office:value="0.05">
            <text:p>0,05</text:p>
          </table:table-cell>
          <table:table-cell table:style-name="ce2" table:formula="of:=[.C6]/[.B6]" office:value-type="float" office:value="0.29940119760479">
            <text:p>0,30</text:p>
          </table:table-cell>
          <table:table-cell table:style-name="ce6" table:formula="of:=([.D6]-[.D5])/([.B6]-[.B5])" office:value-type="float" office:value="0.737331307534185">
            <text:p>0,74</text:p>
          </table:table-cell>
          <table:table-cell table:style-name="ce4" office:value-type="float" office:value="0.1">
            <text:p>0,10</text:p>
          </table:table-cell>
          <table:table-cell table:style-name="ce2" office:value-type="float" office:value="0.037">
            <text:p>0,04</text:p>
          </table:table-cell>
          <table:table-cell table:style-name="ce2" table:formula="of:=[.G6]/[.F6]" office:value-type="float" office:value="0.37">
            <text:p>0,37</text:p>
          </table:table-cell>
          <table:table-cell table:style-name="ce6" table:formula="of:=([.H6]-[.H5])/([.F6]-[.F5])" office:value-type="float" office:value="0.357304387155132">
            <text:p>0,36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0.233">
            <text:p>0,23</text:p>
          </table:table-cell>
          <table:table-cell table:style-name="ce2" office:value-type="float" office:value="0.072">
            <text:p>0,07</text:p>
          </table:table-cell>
          <table:table-cell table:style-name="ce2" table:formula="of:=[.C7]/[.B7]" office:value-type="float" office:value="0.309012875536481">
            <text:p>0,31</text:p>
          </table:table-cell>
          <table:table-cell table:style-name="ce6" table:formula="of:=([.D7]-[.D6])/([.B7]-[.B6])" office:value-type="float" office:value="0.14563148381349">
            <text:p>0,15</text:p>
          </table:table-cell>
          <table:table-cell table:style-name="ce4" office:value-type="float" office:value="0.133">
            <text:p>0,13</text:p>
          </table:table-cell>
          <table:table-cell table:style-name="ce2" office:value-type="float" office:value="0.049">
            <text:p>0,05</text:p>
          </table:table-cell>
          <table:table-cell table:style-name="ce2" table:formula="of:=[.G7]/[.F7]" office:value-type="float" office:value="0.368421052631579">
            <text:p>0,37</text:p>
          </table:table-cell>
          <table:table-cell table:style-name="ce6" table:formula="of:=([.H7]-[.H6])/([.F7]-[.F6])" office:value-type="float" office:value="-0.0478468899521519">
            <text:p>-0,05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float" office:value="0.3">
            <text:p>0,30</text:p>
          </table:table-cell>
          <table:table-cell table:style-name="ce2" office:value-type="float" office:value="0.093">
            <text:p>0,09</text:p>
          </table:table-cell>
          <table:table-cell table:style-name="ce2" table:formula="of:=[.C8]/[.B8]" office:value-type="float" office:value="0.31">
            <text:p>0,31</text:p>
          </table:table-cell>
          <table:table-cell table:style-name="ce6" table:formula="of:=([.D8]-[.D7])/([.B8]-[.B7])" office:value-type="float" office:value="0.014733200948049">
            <text:p>0,01</text:p>
          </table:table-cell>
          <table:table-cell table:style-name="ce4" office:value-type="float" office:value="0.167">
            <text:p>0,17</text:p>
          </table:table-cell>
          <table:table-cell table:style-name="ce2" office:value-type="float" office:value="0.061">
            <text:p>0,06</text:p>
          </table:table-cell>
          <table:table-cell table:style-name="ce2" table:formula="of:=[.G8]/[.F8]" office:value-type="float" office:value="0.365269461077844">
            <text:p>0,37</text:p>
          </table:table-cell>
          <table:table-cell table:style-name="ce6" table:formula="of:=([.H8]-[.H7])/([.F8]-[.F7])" office:value-type="float" office:value="-0.0926938692274889">
            <text:p>-0,09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float" office:value="0.367">
            <text:p>0,37</text:p>
          </table:table-cell>
          <table:table-cell table:style-name="ce2" office:value-type="float" office:value="0.128">
            <text:p>0,13</text:p>
          </table:table-cell>
          <table:table-cell table:style-name="ce2" table:formula="of:=[.C9]/[.B9]" office:value-type="float" office:value="0.348773841961853">
            <text:p>0,35</text:p>
          </table:table-cell>
          <table:table-cell table:style-name="ce6" table:formula="of:=([.D9]-[.D8])/([.B9]-[.B8])" office:value-type="float" office:value="0.578714059132132">
            <text:p>0,58</text:p>
          </table:table-cell>
          <table:table-cell table:style-name="ce4" office:value-type="float" office:value="0.2">
            <text:p>0,20</text:p>
          </table:table-cell>
          <table:table-cell table:style-name="ce2" office:value-type="float" office:value="0.073">
            <text:p>0,07</text:p>
          </table:table-cell>
          <table:table-cell table:style-name="ce2" table:formula="of:=[.G9]/[.F9]" office:value-type="float" office:value="0.365">
            <text:p>0,37</text:p>
          </table:table-cell>
          <table:table-cell table:style-name="ce6" table:formula="of:=([.H9]-[.H8])/([.F9]-[.F8])" office:value-type="float" office:value="-0.0081654872074051">
            <text:p>-0,01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float" office:value="0.433">
            <text:p>0,43</text:p>
          </table:table-cell>
          <table:table-cell table:style-name="ce2" office:value-type="float" office:value="0.153">
            <text:p>0,15</text:p>
          </table:table-cell>
          <table:table-cell table:style-name="ce2" table:formula="of:=[.C10]/[.B10]" office:value-type="float" office:value="0.353348729792148">
            <text:p>0,35</text:p>
          </table:table-cell>
          <table:table-cell table:style-name="ce6" table:formula="of:=([.D10]-[.D9])/([.B10]-[.B9])" office:value-type="float" office:value="0.0693164822771965">
            <text:p>0,07</text:p>
          </table:table-cell>
          <table:table-cell table:style-name="ce4" office:value-type="float" office:value="0.233">
            <text:p>0,23</text:p>
          </table:table-cell>
          <table:table-cell table:style-name="ce2" office:value-type="float" office:value="0.088">
            <text:p>0,09</text:p>
          </table:table-cell>
          <table:table-cell table:style-name="ce2" table:formula="of:=[.G10]/[.F10]" office:value-type="float" office:value="0.377682403433476">
            <text:p>0,38</text:p>
          </table:table-cell>
          <table:table-cell table:style-name="ce6" table:formula="of:=([.H10]-[.H9])/([.F10]-[.F9])" office:value-type="float" office:value="0.384315255559892">
            <text:p>0,38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0.5">
            <text:p>0,50</text:p>
          </table:table-cell>
          <table:table-cell table:style-name="ce2" office:value-type="float" office:value="0.182">
            <text:p>0,18</text:p>
          </table:table-cell>
          <table:table-cell table:style-name="ce2" table:formula="of:=[.C11]/[.B11]" office:value-type="float" office:value="0.364">
            <text:p>0,36</text:p>
          </table:table-cell>
          <table:table-cell table:style-name="ce6" table:formula="of:=([.D11]-[.D10])/([.B11]-[.B10])" office:value-type="float" office:value="0.158974182206749">
            <text:p>0,16</text:p>
          </table:table-cell>
          <table:table-cell table:style-name="ce4" office:value-type="float" office:value="0.267">
            <text:p>0,27</text:p>
          </table:table-cell>
          <table:table-cell table:style-name="ce2" office:value-type="float" office:value="0.103">
            <text:p>0,10</text:p>
          </table:table-cell>
          <table:table-cell table:style-name="ce2" table:formula="of:=[.G11]/[.F11]" office:value-type="float" office:value="0.385767790262172">
            <text:p>0,39</text:p>
          </table:table-cell>
          <table:table-cell table:style-name="ce6" table:formula="of:=([.H11]-[.H10])/([.F11]-[.F10])" office:value-type="float" office:value="0.237805494961645">
            <text:p>0,24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float" office:value="0.533">
            <text:p>0,53</text:p>
          </table:table-cell>
          <table:table-cell table:style-name="ce2" office:value-type="float" office:value="0.196">
            <text:p>0,20</text:p>
          </table:table-cell>
          <table:table-cell table:style-name="ce2" table:formula="of:=[.C12]/[.B12]" office:value-type="float" office:value="0.367729831144465">
            <text:p>0,37</text:p>
          </table:table-cell>
          <table:table-cell table:style-name="ce6" table:formula="of:=([.D12]-[.D11])/([.B12]-[.B11])" office:value-type="float" office:value="0.113025186195918">
            <text:p>0,11</text:p>
          </table:table-cell>
          <table:table-cell table:style-name="ce4" office:value-type="float" office:value="0.3">
            <text:p>0,30</text:p>
          </table:table-cell>
          <table:table-cell table:style-name="ce2" office:value-type="float" office:value="0.117">
            <text:p>0,12</text:p>
          </table:table-cell>
          <table:table-cell table:style-name="ce2" table:formula="of:=[.G12]/[.F12]" office:value-type="float" office:value="0.39">
            <text:p>0,39</text:p>
          </table:table-cell>
          <table:table-cell table:style-name="ce6" table:formula="of:=([.H12]-[.H11])/([.F12]-[.F11])" office:value-type="float" office:value="0.128248779934174">
            <text:p>0,13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float" office:value="0.567">
            <text:p>0,57</text:p>
          </table:table-cell>
          <table:table-cell table:style-name="ce2" office:value-type="float" office:value="0.209">
            <text:p>0,21</text:p>
          </table:table-cell>
          <table:table-cell table:style-name="ce2" table:formula="of:=[.C13]/[.B13]" office:value-type="float" office:value="0.368606701940035">
            <text:p>0,37</text:p>
          </table:table-cell>
          <table:table-cell table:style-name="ce6" table:formula="of:=([.D13]-[.D12])/([.B13]-[.B12])" office:value-type="float" office:value="0.0257903175167622">
            <text:p>0,03</text:p>
          </table:table-cell>
          <table:table-cell table:style-name="ce4" office:value-type="float" office:value="0.333">
            <text:p>0,33</text:p>
          </table:table-cell>
          <table:table-cell table:style-name="ce2" office:value-type="float" office:value="0.132">
            <text:p>0,13</text:p>
          </table:table-cell>
          <table:table-cell table:style-name="ce2" table:formula="of:=[.G13]/[.F13]" office:value-type="float" office:value="0.396396396396396">
            <text:p>0,40</text:p>
          </table:table-cell>
          <table:table-cell table:style-name="ce6" table:formula="of:=([.H13]-[.H12])/([.F13]-[.F12])" office:value-type="float" office:value="0.193830193830193">
            <text:p>0,19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float" office:value="0.6">
            <text:p>0,60</text:p>
          </table:table-cell>
          <table:table-cell table:style-name="ce2" office:value-type="float" office:value="0.227">
            <text:p>0,23</text:p>
          </table:table-cell>
          <table:table-cell table:style-name="ce2" table:formula="of:=[.C14]/[.B14]" office:value-type="float" office:value="0.378333333333333">
            <text:p>0,38</text:p>
          </table:table-cell>
          <table:table-cell table:style-name="ce6" table:formula="of:=([.D14]-[.D13])/([.B14]-[.B13])" office:value-type="float" office:value="0.294746405857521">
            <text:p>0,29</text:p>
          </table:table-cell>
          <table:table-cell table:style-name="ce4" office:value-type="float" office:value="0.367">
            <text:p>0,37</text:p>
          </table:table-cell>
          <table:table-cell table:style-name="ce2" office:value-type="float" office:value="0.148">
            <text:p>0,15</text:p>
          </table:table-cell>
          <table:table-cell table:style-name="ce2" table:formula="of:=[.G14]/[.F14]" office:value-type="float" office:value="0.403269754768392">
            <text:p>0,40</text:p>
          </table:table-cell>
          <table:table-cell table:style-name="ce6" table:formula="of:=([.H14]-[.H13])/([.F14]-[.F13])" office:value-type="float" office:value="0.202157599176353">
            <text:p>0,20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float" office:value="0.633">
            <text:p>0,63</text:p>
          </table:table-cell>
          <table:table-cell table:style-name="ce2" office:value-type="float" office:value="0.24">
            <text:p>0,24</text:p>
          </table:table-cell>
          <table:table-cell table:style-name="ce2" table:formula="of:=[.C15]/[.B15]" office:value-type="float" office:value="0.37914691943128">
            <text:p>0,38</text:p>
          </table:table-cell>
          <table:table-cell table:style-name="ce6" table:formula="of:=([.D15]-[.D14])/([.B15]-[.B14])" office:value-type="float" office:value="0.0246541241801891">
            <text:p>0,02</text:p>
          </table:table-cell>
          <table:table-cell table:style-name="ce4" office:value-type="float" office:value="0.4">
            <text:p>0,40</text:p>
          </table:table-cell>
          <table:table-cell table:style-name="ce2" office:value-type="float" office:value="0.166">
            <text:p>0,17</text:p>
          </table:table-cell>
          <table:table-cell table:style-name="ce2" table:formula="of:=[.G15]/[.F15]" office:value-type="float" office:value="0.415">
            <text:p>0,42</text:p>
          </table:table-cell>
          <table:table-cell table:style-name="ce6" table:formula="of:=([.H15]-[.H14])/([.F15]-[.F14])" office:value-type="float" office:value="0.355461976715381">
            <text:p>0,36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float" office:value="0.667">
            <text:p>0,67</text:p>
          </table:table-cell>
          <table:table-cell table:style-name="ce2" office:value-type="float" office:value="0.255">
            <text:p>0,26</text:p>
          </table:table-cell>
          <table:table-cell table:style-name="ce2" table:formula="of:=[.C16]/[.B16]" office:value-type="float" office:value="0.382308845577211">
            <text:p>0,38</text:p>
          </table:table-cell>
          <table:table-cell table:style-name="ce6" table:formula="of:=([.D16]-[.D15])/([.B16]-[.B15])" office:value-type="float" office:value="0.0929978278215236">
            <text:p>0,09</text:p>
          </table:table-cell>
          <table:table-cell table:style-name="ce4" office:value-type="float" office:value="0.433">
            <text:p>0,43</text:p>
          </table:table-cell>
          <table:table-cell table:style-name="ce2" office:value-type="float" office:value="0.179">
            <text:p>0,18</text:p>
          </table:table-cell>
          <table:table-cell table:style-name="ce2" table:formula="of:=[.G16]/[.F16]" office:value-type="float" office:value="0.413394919168591">
            <text:p>0,41</text:p>
          </table:table-cell>
          <table:table-cell table:style-name="ce6" table:formula="of:=([.H16]-[.H15])/([.F16]-[.F15])" office:value-type="float" office:value="-0.0486388130729927">
            <text:p>-0,05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float" office:value="0.7">
            <text:p>0,70</text:p>
          </table:table-cell>
          <table:table-cell table:style-name="ce2" office:value-type="float" office:value="0.272">
            <text:p>0,27</text:p>
          </table:table-cell>
          <table:table-cell table:style-name="ce2" table:formula="of:=[.C17]/[.B17]" office:value-type="float" office:value="0.388571428571429">
            <text:p>0,39</text:p>
          </table:table-cell>
          <table:table-cell table:style-name="ce6" table:formula="of:=([.D17]-[.D16])/([.B17]-[.B16])" office:value-type="float" office:value="0.189775242249005">
            <text:p>0,19</text:p>
          </table:table-cell>
          <table:table-cell table:style-name="ce4" office:value-type="float" office:value="0.467">
            <text:p>0,47</text:p>
          </table:table-cell>
          <table:table-cell table:style-name="ce2" office:value-type="float" office:value="0.194">
            <text:p>0,19</text:p>
          </table:table-cell>
          <table:table-cell table:style-name="ce2" table:formula="of:=[.G17]/[.F17]" office:value-type="float" office:value="0.41541755888651">
            <text:p>0,42</text:p>
          </table:table-cell>
          <table:table-cell table:style-name="ce6" table:formula="of:=([.H17]-[.H16])/([.F17]-[.F16])" office:value-type="float" office:value="0.0594894034681877">
            <text:p>0,06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float" office:value="0.733">
            <text:p>0,73</text:p>
          </table:table-cell>
          <table:table-cell table:style-name="ce2" office:value-type="float" office:value="0.289">
            <text:p>0,29</text:p>
          </table:table-cell>
          <table:table-cell table:style-name="ce2" table:formula="of:=[.C18]/[.B18]" office:value-type="float" office:value="0.394270122783083">
            <text:p>0,39</text:p>
          </table:table-cell>
          <table:table-cell table:style-name="ce6" table:formula="of:=([.D18]-[.D17])/([.B18]-[.B17])" office:value-type="float" office:value="0.172687703383474">
            <text:p>0,17</text:p>
          </table:table-cell>
          <table:table-cell table:style-name="ce4" office:value-type="float" office:value="0.5">
            <text:p>0,50</text:p>
          </table:table-cell>
          <table:table-cell table:style-name="ce2" office:value-type="float" office:value="0.212">
            <text:p>0,21</text:p>
          </table:table-cell>
          <table:table-cell table:style-name="ce2" table:formula="of:=[.G18]/[.F18]" office:value-type="float" office:value="0.424">
            <text:p>0,42</text:p>
          </table:table-cell>
          <table:table-cell table:style-name="ce6" table:formula="of:=([.H18]-[.H17])/([.F18]-[.F17])" office:value-type="float" office:value="0.260073973136072">
            <text:p>0,26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float" office:value="0.767">
            <text:p>0,77</text:p>
          </table:table-cell>
          <table:table-cell table:style-name="ce2" office:value-type="float" office:value="0.306">
            <text:p>0,31</text:p>
          </table:table-cell>
          <table:table-cell table:style-name="ce2" table:formula="of:=[.C19]/[.B19]" office:value-type="float" office:value="0.398956975228162">
            <text:p>0,40</text:p>
          </table:table-cell>
          <table:table-cell table:style-name="ce6" table:formula="of:=([.D19]-[.D18])/([.B19]-[.B18])" office:value-type="float" office:value="0.137848601325836">
            <text:p>0,14</text:p>
          </table:table-cell>
          <table:table-cell table:style-name="ce4" office:value-type="float" office:value="0.533">
            <text:p>0,53</text:p>
          </table:table-cell>
          <table:table-cell table:style-name="ce2" office:value-type="float" office:value="0.23">
            <text:p>0,23</text:p>
          </table:table-cell>
          <table:table-cell table:style-name="ce2" table:formula="of:=[.G19]/[.F19]" office:value-type="float" office:value="0.431519699812383">
            <text:p>0,43</text:p>
          </table:table-cell>
          <table:table-cell table:style-name="ce6" table:formula="of:=([.H19]-[.H18])/([.F19]-[.F18])" office:value-type="float" office:value="0.227869691284326">
            <text:p>0,23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float" office:value="0.8">
            <text:p>0,80</text:p>
          </table:table-cell>
          <table:table-cell table:style-name="ce2" office:value-type="float" office:value="0.322">
            <text:p>0,32</text:p>
          </table:table-cell>
          <table:table-cell table:style-name="ce2" table:formula="of:=[.C20]/[.B20]" office:value-type="float" office:value="0.4025">
            <text:p>0,40</text:p>
          </table:table-cell>
          <table:table-cell table:style-name="ce6" table:formula="of:=([.D20]-[.D19])/([.B20]-[.B19])" office:value-type="float" office:value="0.107364387025404">
            <text:p>0,11</text:p>
          </table:table-cell>
          <table:table-cell table:style-name="ce4" office:value-type="float" office:value="0.566">
            <text:p>0,57</text:p>
          </table:table-cell>
          <table:table-cell table:style-name="ce2" office:value-type="float" office:value="0.249">
            <text:p>0,25</text:p>
          </table:table-cell>
          <table:table-cell table:style-name="ce2" table:formula="of:=[.G20]/[.F20]" office:value-type="float" office:value="0.439929328621908">
            <text:p>0,44</text:p>
          </table:table-cell>
          <table:table-cell table:style-name="ce6" table:formula="of:=([.H20]-[.H19])/([.F20]-[.F19])" office:value-type="float" office:value="0.254837236652283">
            <text:p>0,25</text:p>
          </table:table-cell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float" office:value="0.833">
            <text:p>0,83</text:p>
          </table:table-cell>
          <table:table-cell table:style-name="ce2" office:value-type="float" office:value="0.337">
            <text:p>0,34</text:p>
          </table:table-cell>
          <table:table-cell table:style-name="ce2" table:formula="of:=[.C21]/[.B21]" office:value-type="float" office:value="0.404561824729892">
            <text:p>0,40</text:p>
          </table:table-cell>
          <table:table-cell table:style-name="ce6" table:formula="of:=([.D21]-[.D20])/([.B21]-[.B20])" office:value-type="float" office:value="0.0624795372694555">
            <text:p>0,06</text:p>
          </table:table-cell>
          <table:table-cell table:style-name="ce4" office:value-type="float" office:value="0.6">
            <text:p>0,60</text:p>
          </table:table-cell>
          <table:table-cell table:style-name="ce2" office:value-type="float" office:value="0.267">
            <text:p>0,27</text:p>
          </table:table-cell>
          <table:table-cell table:style-name="ce2" table:formula="of:=[.G21]/[.F21]" office:value-type="float" office:value="0.445">
            <text:p>0,45</text:p>
          </table:table-cell>
          <table:table-cell table:style-name="ce6" table:formula="of:=([.H21]-[.H20])/([.F21]-[.F20])" office:value-type="float" office:value="0.149137393473294">
            <text:p>0,15</text:p>
          </table:table-cell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float" office:value="0.866">
            <text:p>0,87</text:p>
          </table:table-cell>
          <table:table-cell table:style-name="ce2" office:value-type="float" office:value="0.355">
            <text:p>0,36</text:p>
          </table:table-cell>
          <table:table-cell table:style-name="ce2" table:formula="of:=[.C22]/[.B22]" office:value-type="float" office:value="0.409930715935335">
            <text:p>0,41</text:p>
          </table:table-cell>
          <table:table-cell table:style-name="ce6" table:formula="of:=([.D22]-[.D21])/([.B22]-[.B21])" office:value-type="float" office:value="0.162693672892208">
            <text:p>0,16</text:p>
          </table:table-cell>
          <table:table-cell table:style-name="ce4" office:value-type="float" office:value="0.633">
            <text:p>0,63</text:p>
          </table:table-cell>
          <table:table-cell table:style-name="ce2" office:value-type="float" office:value="0.286">
            <text:p>0,29</text:p>
          </table:table-cell>
          <table:table-cell table:style-name="ce2" table:formula="of:=[.G22]/[.F22]" office:value-type="float" office:value="0.451816745655608">
            <text:p>0,45</text:p>
          </table:table-cell>
          <table:table-cell table:style-name="ce6" table:formula="of:=([.H22]-[.H21])/([.F22]-[.F21])" office:value-type="float" office:value="0.206568050169945">
            <text:p>0,21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float" office:value="0.9">
            <text:p>0,90</text:p>
          </table:table-cell>
          <table:table-cell table:style-name="ce2" office:value-type="float" office:value="0.37">
            <text:p>0,37</text:p>
          </table:table-cell>
          <table:table-cell table:style-name="ce2" table:formula="of:=[.C23]/[.B23]" office:value-type="float" office:value="0.411111111111111">
            <text:p>0,41</text:p>
          </table:table-cell>
          <table:table-cell table:style-name="ce6" table:formula="of:=([.D23]-[.D22])/([.B23]-[.B22])" office:value-type="float" office:value="0.034717505169889">
            <text:p>0,03</text:p>
          </table:table-cell>
          <table:table-cell table:style-name="ce4" office:value-type="float" office:value="0.667">
            <text:p>0,67</text:p>
          </table:table-cell>
          <table:table-cell table:style-name="ce2" office:value-type="float" office:value="0.309">
            <text:p>0,31</text:p>
          </table:table-cell>
          <table:table-cell table:style-name="ce2" table:formula="of:=[.G23]/[.F23]" office:value-type="float" office:value="0.463268365817091">
            <text:p>0,46</text:p>
          </table:table-cell>
          <table:table-cell table:style-name="ce6" table:formula="of:=([.H23]-[.H22])/([.F23]-[.F22])" office:value-type="float" office:value="0.336812357690681">
            <text:p>0,34</text:p>
          </table:table-cell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float" office:value="0.933">
            <text:p>0,93</text:p>
          </table:table-cell>
          <table:table-cell table:style-name="ce2" office:value-type="float" office:value="0.386">
            <text:p>0,39</text:p>
          </table:table-cell>
          <table:table-cell table:style-name="ce2" table:formula="of:=[.C24]/[.B24]" office:value-type="float" office:value="0.413719185423366">
            <text:p>0,41</text:p>
          </table:table-cell>
          <table:table-cell table:style-name="ce6" table:formula="of:=([.D24]-[.D23])/([.B24]-[.B23])" office:value-type="float" office:value="0.0790325549168001">
            <text:p>0,08</text:p>
          </table:table-cell>
          <table:table-cell table:style-name="ce4" office:value-type="float" office:value="0.7">
            <text:p>0,70</text:p>
          </table:table-cell>
          <table:table-cell table:style-name="ce2" office:value-type="float" office:value="0.328">
            <text:p>0,33</text:p>
          </table:table-cell>
          <table:table-cell table:style-name="ce2" table:formula="of:=[.G24]/[.F24]" office:value-type="float" office:value="0.468571428571429">
            <text:p>0,47</text:p>
          </table:table-cell>
          <table:table-cell table:style-name="ce6" table:formula="of:=([.H24]-[.H23])/([.F24]-[.F23])" office:value-type="float" office:value="0.160698871343549">
            <text:p>0,16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float" office:value="0.966">
            <text:p>0,97</text:p>
          </table:table-cell>
          <table:table-cell table:style-name="ce2" office:value-type="float" office:value="0.404">
            <text:p>0,40</text:p>
          </table:table-cell>
          <table:table-cell table:style-name="ce2" table:formula="of:=[.C25]/[.B25]" office:value-type="float" office:value="0.418219461697723">
            <text:p>0,42</text:p>
          </table:table-cell>
          <table:table-cell table:style-name="ce6" table:formula="of:=([.D25]-[.D24])/([.B25]-[.B24])" office:value-type="float" office:value="0.136372008313852">
            <text:p>0,14</text:p>
          </table:table-cell>
          <table:table-cell table:style-name="ce4" office:value-type="float" office:value="0.733">
            <text:p>0,73</text:p>
          </table:table-cell>
          <table:table-cell table:style-name="ce2" office:value-type="float" office:value="0.346">
            <text:p>0,35</text:p>
          </table:table-cell>
          <table:table-cell table:style-name="ce2" table:formula="of:=[.G25]/[.F25]" office:value-type="float" office:value="0.472032742155525">
            <text:p>0,47</text:p>
          </table:table-cell>
          <table:table-cell table:style-name="ce6" table:formula="of:=([.H25]-[.H24])/([.F25]-[.F24])" office:value-type="float" office:value="0.104888290427174">
            <text:p>0,10</text:p>
          </table:table-cell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float" office:value="1">
            <text:p>1,00</text:p>
          </table:table-cell>
          <table:table-cell table:style-name="ce2" office:value-type="float" office:value="0.42">
            <text:p>0,42</text:p>
          </table:table-cell>
          <table:table-cell table:style-name="ce2" table:formula="of:=[.C26]/[.B26]" office:value-type="float" office:value="0.42">
            <text:p>0,42</text:p>
          </table:table-cell>
          <table:table-cell table:style-name="ce6" table:formula="of:=([.D26]-[.D25])/([.B26]-[.B25])" office:value-type="float" office:value="0.0523687735963931">
            <text:p>0,05</text:p>
          </table:table-cell>
          <table:table-cell table:style-name="ce4" office:value-type="float" office:value="0.767">
            <text:p>0,77</text:p>
          </table:table-cell>
          <table:table-cell table:style-name="ce2" office:value-type="float" office:value="0.368">
            <text:p>0,37</text:p>
          </table:table-cell>
          <table:table-cell table:style-name="ce2" table:formula="of:=[.G26]/[.F26]" office:value-type="float" office:value="0.479791395045632">
            <text:p>0,48</text:p>
          </table:table-cell>
          <table:table-cell table:style-name="ce6" table:formula="of:=([.H26]-[.H25])/([.F26]-[.F25])" office:value-type="float" office:value="0.228195673238443">
            <text:p>0,23</text:p>
          </table:table-cell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float" office:value="1.033">
            <text:p>1,03</text:p>
          </table:table-cell>
          <table:table-cell table:style-name="ce2" office:value-type="float" office:value="0.439">
            <text:p>0,44</text:p>
          </table:table-cell>
          <table:table-cell table:style-name="ce2" table:formula="of:=[.C27]/[.B27]" office:value-type="float" office:value="0.424975798644724">
            <text:p>0,42</text:p>
          </table:table-cell>
          <table:table-cell table:style-name="ce6" table:formula="of:=([.D27]-[.D26])/([.B27]-[.B26])" office:value-type="float" office:value="0.150781777112853">
            <text:p>0,15</text:p>
          </table:table-cell>
          <table:table-cell table:style-name="ce4" office:value-type="float" office:value="0.8">
            <text:p>0,80</text:p>
          </table:table-cell>
          <table:table-cell table:style-name="ce2" office:value-type="float" office:value="0.388">
            <text:p>0,39</text:p>
          </table:table-cell>
          <table:table-cell table:style-name="ce2" table:formula="of:=[.G27]/[.F27]" office:value-type="float" office:value="0.485">
            <text:p>0,49</text:p>
          </table:table-cell>
          <table:table-cell table:style-name="ce6" table:formula="of:=([.H27]-[.H26])/([.F27]-[.F26])" office:value-type="float" office:value="0.157836513768716">
            <text:p>0,16</text:p>
          </table:table-cell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float" office:value="1.066">
            <text:p>1,07</text:p>
          </table:table-cell>
          <table:table-cell table:style-name="ce2" office:value-type="float" office:value="0.458">
            <text:p>0,46</text:p>
          </table:table-cell>
          <table:table-cell table:style-name="ce2" table:formula="of:=[.C28]/[.B28]" office:value-type="float" office:value="0.429643527204503">
            <text:p>0,43</text:p>
          </table:table-cell>
          <table:table-cell table:style-name="ce6" table:formula="of:=([.D28]-[.D27])/([.B28]-[.B27])" office:value-type="float" office:value="0.141446319993294">
            <text:p>0,14</text:p>
          </table:table-cell>
          <table:table-cell table:style-name="ce4" office:value-type="float" office:value="0.833">
            <text:p>0,83</text:p>
          </table:table-cell>
          <table:table-cell table:style-name="ce2" office:value-type="float" office:value="0.404">
            <text:p>0,40</text:p>
          </table:table-cell>
          <table:table-cell table:style-name="ce2" table:formula="of:=[.G28]/[.F28]" office:value-type="float" office:value="0.48499399759904">
            <text:p>0,48</text:p>
          </table:table-cell>
          <table:table-cell table:style-name="ce6" table:formula="of:=([.H28]-[.H27])/([.F28]-[.F27])" office:value-type="float" office:value="-0.000181890938191681">
            <text:p>0,00</text:p>
          </table:table-cell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float" office:value="1.1">
            <text:p>1,10</text:p>
          </table:table-cell>
          <table:table-cell table:style-name="ce2" office:value-type="float" office:value="0.477">
            <text:p>0,48</text:p>
          </table:table-cell>
          <table:table-cell table:style-name="ce2" table:formula="of:=[.C29]/[.B29]" office:value-type="float" office:value="0.433636363636364">
            <text:p>0,43</text:p>
          </table:table-cell>
          <table:table-cell table:style-name="ce6" table:formula="of:=([.D29]-[.D28])/([.B29]-[.B28])" office:value-type="float" office:value="0.117436365642965">
            <text:p>0,12</text:p>
          </table:table-cell>
          <table:table-cell table:style-name="ce4" office:value-type="float" office:value="0.866">
            <text:p>0,87</text:p>
          </table:table-cell>
          <table:table-cell table:style-name="ce2" office:value-type="float" office:value="0.427">
            <text:p>0,43</text:p>
          </table:table-cell>
          <table:table-cell table:style-name="ce2" table:formula="of:=[.G29]/[.F29]" office:value-type="float" office:value="0.493071593533487">
            <text:p>0,49</text:p>
          </table:table-cell>
          <table:table-cell table:style-name="ce6" table:formula="of:=([.H29]-[.H28])/([.F29]-[.F28])" office:value-type="float" office:value="0.2447756343772">
            <text:p>0,24</text:p>
          </table:table-cell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float" office:value="1.133">
            <text:p>1,13</text:p>
          </table:table-cell>
          <table:table-cell table:style-name="ce2" office:value-type="float" office:value="0.492">
            <text:p>0,49</text:p>
          </table:table-cell>
          <table:table-cell table:style-name="ce2" table:formula="of:=[.C30]/[.B30]" office:value-type="float" office:value="0.434245366284201">
            <text:p>0,43</text:p>
          </table:table-cell>
          <table:table-cell table:style-name="ce6" table:formula="of:=([.D30]-[.D29])/([.B30]-[.B29])" office:value-type="float" office:value="0.0184546256920481">
            <text:p>0,02</text:p>
          </table:table-cell>
          <table:table-cell table:style-name="ce4" office:value-type="float" office:value="0.9">
            <text:p>0,90</text:p>
          </table:table-cell>
          <table:table-cell table:style-name="ce2" office:value-type="float" office:value="0.452">
            <text:p>0,45</text:p>
          </table:table-cell>
          <table:table-cell table:style-name="ce2" table:formula="of:=[.G30]/[.F30]" office:value-type="float" office:value="0.502222222222222">
            <text:p>0,50</text:p>
          </table:table-cell>
          <table:table-cell table:style-name="ce6" table:formula="of:=([.H30]-[.H29])/([.F30]-[.F29])" office:value-type="float" office:value="0.269136137903969">
            <text:p>0,27</text:p>
          </table:table-cell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float" office:value="1.166">
            <text:p>1,17</text:p>
          </table:table-cell>
          <table:table-cell table:style-name="ce2" office:value-type="float" office:value="0.509">
            <text:p>0,51</text:p>
          </table:table-cell>
          <table:table-cell table:style-name="ce2" table:formula="of:=[.C31]/[.B31]" office:value-type="float" office:value="0.436535162950257">
            <text:p>0,44</text:p>
          </table:table-cell>
          <table:table-cell table:style-name="ce6" table:formula="of:=([.D31]-[.D30])/([.B31]-[.B30])" office:value-type="float" office:value="0.0693877777592762">
            <text:p>0,07</text:p>
          </table:table-cell>
          <table:table-cell table:style-name="ce4" office:value-type="float" office:value="0.933">
            <text:p>0,93</text:p>
          </table:table-cell>
          <table:table-cell table:style-name="ce2" office:value-type="float" office:value="0.476">
            <text:p>0,48</text:p>
          </table:table-cell>
          <table:table-cell table:style-name="ce2" table:formula="of:=[.G31]/[.F31]" office:value-type="float" office:value="0.510182207931404">
            <text:p>0,51</text:p>
          </table:table-cell>
          <table:table-cell table:style-name="ce6" table:formula="of:=([.H31]-[.H30])/([.F31]-[.F30])" office:value-type="float" office:value="0.241211688157027">
            <text:p>0,24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float" office:value="1.2">
            <text:p>1,20</text:p>
          </table:table-cell>
          <table:table-cell table:style-name="ce2" office:value-type="float" office:value="0.53">
            <text:p>0,53</text:p>
          </table:table-cell>
          <table:table-cell table:style-name="ce2" table:formula="of:=[.C32]/[.B32]" office:value-type="float" office:value="0.441666666666667">
            <text:p>0,44</text:p>
          </table:table-cell>
          <table:table-cell table:style-name="ce6" table:formula="of:=([.D32]-[.D31])/([.B32]-[.B31])" office:value-type="float" office:value="0.150926579894393">
            <text:p>0,15</text:p>
          </table:table-cell>
          <table:table-cell table:style-name="ce4" office:value-type="float" office:value="0.966">
            <text:p>0,97</text:p>
          </table:table-cell>
          <table:table-cell table:style-name="ce2" office:value-type="float" office:value="0.498">
            <text:p>0,50</text:p>
          </table:table-cell>
          <table:table-cell table:style-name="ce2" table:formula="of:=[.G32]/[.F32]" office:value-type="float" office:value="0.515527950310559">
            <text:p>0,52</text:p>
          </table:table-cell>
          <table:table-cell table:style-name="ce6" table:formula="of:=([.H32]-[.H31])/([.F32]-[.F31])" office:value-type="float" office:value="0.161992193307723">
            <text:p>0,16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float" office:value="1.233">
            <text:p>1,23</text:p>
          </table:table-cell>
          <table:table-cell table:style-name="ce2" office:value-type="float" office:value="0.548">
            <text:p>0,55</text:p>
          </table:table-cell>
          <table:table-cell table:style-name="ce2" table:formula="of:=[.C33]/[.B33]" office:value-type="float" office:value="0.444444444444444">
            <text:p>0,44</text:p>
          </table:table-cell>
          <table:table-cell table:style-name="ce6" table:formula="of:=([.D33]-[.D32])/([.B33]-[.B32])" office:value-type="float" office:value="0.0841750841750818">
            <text:p>0,08</text:p>
          </table:table-cell>
          <table:table-cell table:style-name="ce4" office:value-type="float" office:value="1">
            <text:p>1,00</text:p>
          </table:table-cell>
          <table:table-cell table:style-name="ce2" office:value-type="float" office:value="0.517">
            <text:p>0,52</text:p>
          </table:table-cell>
          <table:table-cell table:style-name="ce2" table:formula="of:=[.G33]/[.F33]" office:value-type="float" office:value="0.517">
            <text:p>0,52</text:p>
          </table:table-cell>
          <table:table-cell table:style-name="ce6" table:formula="of:=([.H33]-[.H32])/([.F33]-[.F32])" office:value-type="float" office:value="0.0432955791012069">
            <text:p>0,04</text:p>
          </table:table-cell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float" office:value="1.266">
            <text:p>1,27</text:p>
          </table:table-cell>
          <table:table-cell table:style-name="ce2" office:value-type="float" office:value="0.57">
            <text:p>0,57</text:p>
          </table:table-cell>
          <table:table-cell table:style-name="ce2" table:formula="of:=[.C34]/[.B34]" office:value-type="float" office:value="0.450236966824645">
            <text:p>0,45</text:p>
          </table:table-cell>
          <table:table-cell table:style-name="ce6" table:formula="of:=([.D34]-[.D33])/([.B34]-[.B33])" office:value-type="float" office:value="0.175530981218187">
            <text:p>0,18</text:p>
          </table:table-cell>
          <table:table-cell table:style-name="ce4" office:value-type="float" office:value="1.033">
            <text:p>1,03</text:p>
          </table:table-cell>
          <table:table-cell table:style-name="ce2" office:value-type="float" office:value="0.54">
            <text:p>0,54</text:p>
          </table:table-cell>
          <table:table-cell table:style-name="ce2" table:formula="of:=[.G34]/[.F34]" office:value-type="float" office:value="0.522749273959342">
            <text:p>0,52</text:p>
          </table:table-cell>
          <table:table-cell table:style-name="ce6" table:formula="of:=([.H34]-[.H33])/([.F34]-[.F33])" office:value-type="float" office:value="0.174220423010357">
            <text:p>0,17</text:p>
          </table:table-cell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float" office:value="1.3">
            <text:p>1,30</text:p>
          </table:table-cell>
          <table:table-cell table:style-name="ce2" office:value-type="float" office:value="0.587">
            <text:p>0,59</text:p>
          </table:table-cell>
          <table:table-cell table:style-name="ce2" table:formula="of:=[.C35]/[.B35]" office:value-type="float" office:value="0.451538461538461">
            <text:p>0,45</text:p>
          </table:table-cell>
          <table:table-cell table:style-name="ce6" table:formula="of:=([.D35]-[.D34])/([.B35]-[.B34])" office:value-type="float" office:value="0.0382792562887326">
            <text:p>0,04</text:p>
          </table:table-cell>
          <table:table-cell table:style-name="ce4" office:value-type="float" office:value="1.066">
            <text:p>1,07</text:p>
          </table:table-cell>
          <table:table-cell table:style-name="ce2" office:value-type="float" office:value="0.565">
            <text:p>0,57</text:p>
          </table:table-cell>
          <table:table-cell table:style-name="ce2" table:formula="of:=[.G35]/[.F35]" office:value-type="float" office:value="0.530018761726079">
            <text:p>0,53</text:p>
          </table:table-cell>
          <table:table-cell table:style-name="ce6" table:formula="of:=([.H35]-[.H34])/([.F35]-[.F34])" office:value-type="float" office:value="0.220287508082941">
            <text:p>0,22</text:p>
          </table:table-cell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float" office:value="1.333">
            <text:p>1,33</text:p>
          </table:table-cell>
          <table:table-cell table:style-name="ce2" office:value-type="float" office:value="0.605">
            <text:p>0,61</text:p>
          </table:table-cell>
          <table:table-cell table:style-name="ce2" table:formula="of:=[.C36]/[.B36]" office:value-type="float" office:value="0.453863465866467">
            <text:p>0,45</text:p>
          </table:table-cell>
          <table:table-cell table:style-name="ce6" table:formula="of:=([.D36]-[.D35])/([.B36]-[.B35])" office:value-type="float" office:value="0.0704546766062166">
            <text:p>0,07</text:p>
          </table:table-cell>
          <table:table-cell table:style-name="ce4" office:value-type="float" office:value="1.1">
            <text:p>1,10</text:p>
          </table:table-cell>
          <table:table-cell table:style-name="ce2" office:value-type="float" office:value="0.589">
            <text:p>0,59</text:p>
          </table:table-cell>
          <table:table-cell table:style-name="ce2" table:formula="of:=[.G36]/[.F36]" office:value-type="float" office:value="0.535454545454545">
            <text:p>0,54</text:p>
          </table:table-cell>
          <table:table-cell table:style-name="ce6" table:formula="of:=([.H36]-[.H35])/([.F36]-[.F35])" office:value-type="float" office:value="0.159875992013722">
            <text:p>0,16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float" office:value="1.366">
            <text:p>1,37</text:p>
          </table:table-cell>
          <table:table-cell table:style-name="ce2" office:value-type="float" office:value="0.624">
            <text:p>0,62</text:p>
          </table:table-cell>
          <table:table-cell table:style-name="ce2" table:formula="of:=[.C37]/[.B37]" office:value-type="float" office:value="0.456808199121523">
            <text:p>0,46</text:p>
          </table:table-cell>
          <table:table-cell table:style-name="ce6" table:formula="of:=([.D37]-[.D36])/([.B37]-[.B36])" office:value-type="float" office:value="0.0892343410623029">
            <text:p>0,09</text:p>
          </table:table-cell>
          <table:table-cell table:style-name="ce4" office:value-type="float" office:value="1.133">
            <text:p>1,13</text:p>
          </table:table-cell>
          <table:table-cell table:style-name="ce2" office:value-type="float" office:value="0.614">
            <text:p>0,61</text:p>
          </table:table-cell>
          <table:table-cell table:style-name="ce2" table:formula="of:=[.G37]/[.F37]" office:value-type="float" office:value="0.541924095322154">
            <text:p>0,54</text:p>
          </table:table-cell>
          <table:table-cell table:style-name="ce6" table:formula="of:=([.H37]-[.H36])/([.F37]-[.F36])" office:value-type="float" office:value="0.196046965685097">
            <text:p>0,20</text:p>
          </table:table-cell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float" office:value="1.4">
            <text:p>1,40</text:p>
          </table:table-cell>
          <table:table-cell table:style-name="ce2" office:value-type="float" office:value="0.641">
            <text:p>0,64</text:p>
          </table:table-cell>
          <table:table-cell table:style-name="ce2" table:formula="of:=[.C38]/[.B38]" office:value-type="float" office:value="0.457857142857143">
            <text:p>0,46</text:p>
          </table:table-cell>
          <table:table-cell table:style-name="ce6" table:formula="of:=([.D38]-[.D37])/([.B38]-[.B37])" office:value-type="float" office:value="0.0308512863417724">
            <text:p>0,03</text:p>
          </table:table-cell>
          <table:table-cell table:style-name="ce4" office:value-type="float" office:value="1.166">
            <text:p>1,17</text:p>
          </table:table-cell>
          <table:table-cell table:style-name="ce2" office:value-type="float" office:value="0.637">
            <text:p>0,64</text:p>
          </table:table-cell>
          <table:table-cell table:style-name="ce2" table:formula="of:=[.G38]/[.F38]" office:value-type="float" office:value="0.54631217838765">
            <text:p>0,55</text:p>
          </table:table-cell>
          <table:table-cell table:style-name="ce6" table:formula="of:=([.H38]-[.H37])/([.F38]-[.F37])" office:value-type="float" office:value="0.132972214105956">
            <text:p>0,13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float" office:value="1.433">
            <text:p>1,43</text:p>
          </table:table-cell>
          <table:table-cell table:style-name="ce2" office:value-type="float" office:value="0.659">
            <text:p>0,66</text:p>
          </table:table-cell>
          <table:table-cell table:style-name="ce2" table:formula="of:=[.C39]/[.B39]" office:value-type="float" office:value="0.459874389392882">
            <text:p>0,46</text:p>
          </table:table-cell>
          <table:table-cell table:style-name="ce6" table:formula="of:=([.D39]-[.D38])/([.B39]-[.B38])" office:value-type="float" office:value="0.061128682901186">
            <text:p>0,06</text:p>
          </table:table-cell>
          <table:table-cell table:style-name="ce4" office:value-type="float" office:value="1.2">
            <text:p>1,20</text:p>
          </table:table-cell>
          <table:table-cell table:style-name="ce2" office:value-type="float" office:value="0.658">
            <text:p>0,66</text:p>
          </table:table-cell>
          <table:table-cell table:style-name="ce2" table:formula="of:=[.G39]/[.F39]" office:value-type="float" office:value="0.548333333333333">
            <text:p>0,55</text:p>
          </table:table-cell>
          <table:table-cell table:style-name="ce6" table:formula="of:=([.H39]-[.H38])/([.F39]-[.F38])" office:value-type="float" office:value="0.0594457336965653">
            <text:p>0,06</text:p>
          </table:table-cell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float" office:value="1.466">
            <text:p>1,47</text:p>
          </table:table-cell>
          <table:table-cell table:style-name="ce2" office:value-type="float" office:value="0.676">
            <text:p>0,68</text:p>
          </table:table-cell>
          <table:table-cell table:style-name="ce2" table:formula="of:=[.C40]/[.B40]" office:value-type="float" office:value="0.461118690313779">
            <text:p>0,46</text:p>
          </table:table-cell>
          <table:table-cell table:style-name="ce6" table:formula="of:=([.D40]-[.D39])/([.B40]-[.B39])" office:value-type="float" office:value="0.0377060885120304">
            <text:p>0,04</text:p>
          </table:table-cell>
          <table:table-cell table:style-name="ce4" office:value-type="float" office:value="1.233">
            <text:p>1,23</text:p>
          </table:table-cell>
          <table:table-cell table:style-name="ce2" office:value-type="float" office:value="0.682">
            <text:p>0,68</text:p>
          </table:table-cell>
          <table:table-cell table:style-name="ce2" table:formula="of:=[.G40]/[.F40]" office:value-type="float" office:value="0.553122465531225">
            <text:p>0,55</text:p>
          </table:table-cell>
          <table:table-cell table:style-name="ce6" table:formula="of:=([.H40]-[.H39])/([.F40]-[.F39])" office:value-type="float" office:value="0.145125218117919">
            <text:p>0,15</text:p>
          </table:table-cell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float" office:value="1.5">
            <text:p>1,50</text:p>
          </table:table-cell>
          <table:table-cell table:style-name="ce2" office:value-type="float" office:value="0.698">
            <text:p>0,70</text:p>
          </table:table-cell>
          <table:table-cell table:style-name="ce2" table:formula="of:=[.C41]/[.B41]" office:value-type="float" office:value="0.465333333333333">
            <text:p>0,47</text:p>
          </table:table-cell>
          <table:table-cell table:style-name="ce6" table:formula="of:=([.D41]-[.D40])/([.B41]-[.B40])" office:value-type="float" office:value="0.123960088810421">
            <text:p>0,12</text:p>
          </table:table-cell>
          <table:table-cell table:style-name="ce4" office:value-type="float" office:value="1.266">
            <text:p>1,27</text:p>
          </table:table-cell>
          <table:table-cell table:style-name="ce2" office:value-type="float" office:value="0.708">
            <text:p>0,71</text:p>
          </table:table-cell>
          <table:table-cell table:style-name="ce2" table:formula="of:=[.G41]/[.F41]" office:value-type="float" office:value="0.559241706161137">
            <text:p>0,56</text:p>
          </table:table-cell>
          <table:table-cell table:style-name="ce6" table:formula="of:=([.H41]-[.H40])/([.F41]-[.F40])" office:value-type="float" office:value="0.185431534239781">
            <text:p>0,19</text:p>
          </table:table-cell>
          <table:table-cell table:number-columns-repeated="1015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float" office:value="1.533">
            <text:p>1,53</text:p>
          </table:table-cell>
          <table:table-cell table:style-name="ce2" office:value-type="float" office:value="0.718">
            <text:p>0,72</text:p>
          </table:table-cell>
          <table:table-cell table:style-name="ce2" table:formula="of:=[.C42]/[.B42]" office:value-type="float" office:value="0.46836268754077">
            <text:p>0,47</text:p>
          </table:table-cell>
          <table:table-cell table:style-name="ce6" table:formula="of:=([.D42]-[.D41])/([.B42]-[.B41])" office:value-type="float" office:value="0.0917986123465574">
            <text:p>0,09</text:p>
          </table:table-cell>
          <table:table-cell table:style-name="ce4" office:value-type="float" office:value="1.3">
            <text:p>1,30</text:p>
          </table:table-cell>
          <table:table-cell table:style-name="ce2" office:value-type="float" office:value="0.731">
            <text:p>0,73</text:p>
          </table:table-cell>
          <table:table-cell table:style-name="ce2" table:formula="of:=[.G42]/[.F42]" office:value-type="float" office:value="0.562307692307692">
            <text:p>0,56</text:p>
          </table:table-cell>
          <table:table-cell table:style-name="ce6" table:formula="of:=([.H42]-[.H41])/([.F42]-[.F41])" office:value-type="float" office:value="0.0901760631339659">
            <text:p>0,09</text:p>
          </table:table-cell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float" office:value="1.566">
            <text:p>1,57</text:p>
          </table:table-cell>
          <table:table-cell table:style-name="ce2" office:value-type="float" office:value="0.739">
            <text:p>0,74</text:p>
          </table:table-cell>
          <table:table-cell table:style-name="ce2" table:formula="of:=[.C43]/[.B43]" office:value-type="float" office:value="0.471902937420179">
            <text:p>0,47</text:p>
          </table:table-cell>
          <table:table-cell table:style-name="ce6" table:formula="of:=([.D43]-[.D42])/([.B43]-[.B42])" office:value-type="float" office:value="0.107280299376031">
            <text:p>0,11</text:p>
          </table:table-cell>
          <table:table-cell table:style-name="ce4" office:value-type="float" office:value="1.333">
            <text:p>1,33</text:p>
          </table:table-cell>
          <table:table-cell table:style-name="ce2" office:value-type="float" office:value="0.76">
            <text:p>0,76</text:p>
          </table:table-cell>
          <table:table-cell table:style-name="ce2" table:formula="of:=[.G43]/[.F43]" office:value-type="float" office:value="0.570142535633909">
            <text:p>0,57</text:p>
          </table:table-cell>
          <table:table-cell table:style-name="ce6" table:formula="of:=([.H43]-[.H42])/([.F43]-[.F42])" office:value-type="float" office:value="0.237419494733825">
            <text:p>0,24</text:p>
          </table:table-cell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float" office:value="1.6">
            <text:p>1,60</text:p>
          </table:table-cell>
          <table:table-cell table:style-name="ce2" office:value-type="float" office:value="0.753">
            <text:p>0,75</text:p>
          </table:table-cell>
          <table:table-cell table:style-name="ce2" table:formula="of:=[.C44]/[.B44]" office:value-type="float" office:value="0.470625">
            <text:p>0,47</text:p>
          </table:table-cell>
          <table:table-cell table:style-name="ce6" table:formula="of:=([.D44]-[.D43])/([.B44]-[.B43])" office:value-type="float" office:value="-0.0375863947111424">
            <text:p>-0,04</text:p>
          </table:table-cell>
          <table:table-cell table:style-name="ce4" office:value-type="float" office:value="1.366">
            <text:p>1,37</text:p>
          </table:table-cell>
          <table:table-cell table:style-name="ce2" office:value-type="float" office:value="0.783">
            <text:p>0,78</text:p>
          </table:table-cell>
          <table:table-cell table:style-name="ce2" table:formula="of:=[.G44]/[.F44]" office:value-type="float" office:value="0.573206442166911">
            <text:p>0,57</text:p>
          </table:table-cell>
          <table:table-cell table:style-name="ce6" table:formula="of:=([.H44]-[.H43])/([.F44]-[.F43])" office:value-type="float" office:value="0.0928456525152162">
            <text:p>0,09</text:p>
          </table:table-cell>
          <table:table-cell table:number-columns-repeated="1015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float" office:value="1.633">
            <text:p>1,63</text:p>
          </table:table-cell>
          <table:table-cell table:style-name="ce2" office:value-type="float" office:value="0.772">
            <text:p>0,77</text:p>
          </table:table-cell>
          <table:table-cell table:style-name="ce2" table:formula="of:=[.C45]/[.B45]" office:value-type="float" office:value="0.472749540722596">
            <text:p>0,47</text:p>
          </table:table-cell>
          <table:table-cell table:style-name="ce6" table:formula="of:=([.D45]-[.D44])/([.B45]-[.B44])" office:value-type="float" office:value="0.0643800218968635">
            <text:p>0,06</text:p>
          </table:table-cell>
          <table:table-cell table:style-name="ce4" office:value-type="float" office:value="1.4">
            <text:p>1,40</text:p>
          </table:table-cell>
          <table:table-cell table:style-name="ce2" office:value-type="float" office:value="0.802">
            <text:p>0,80</text:p>
          </table:table-cell>
          <table:table-cell table:style-name="ce2" table:formula="of:=[.G45]/[.F45]" office:value-type="float" office:value="0.572857142857143">
            <text:p>0,57</text:p>
          </table:table-cell>
          <table:table-cell table:style-name="ce6" table:formula="of:=([.H45]-[.H44])/([.F45]-[.F44])" office:value-type="float" office:value="-0.0102735091108142">
            <text:p>-0,01</text:p>
          </table:table-cell>
          <table:table-cell table:number-columns-repeated="1015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float" office:value="1.666">
            <text:p>1,67</text:p>
          </table:table-cell>
          <table:table-cell table:style-name="ce2" office:value-type="float" office:value="0.793">
            <text:p>0,79</text:p>
          </table:table-cell>
          <table:table-cell table:style-name="ce2" table:formula="of:=[.C46]/[.B46]" office:value-type="float" office:value="0.475990396158463">
            <text:p>0,48</text:p>
          </table:table-cell>
          <table:table-cell table:style-name="ce6" table:formula="of:=([.D46]-[.D45])/([.B46]-[.B45])" office:value-type="float" office:value="0.0982077404808183">
            <text:p>0,10</text:p>
          </table:table-cell>
          <table:table-cell table:style-name="ce4" office:value-type="float" office:value="1.433">
            <text:p>1,43</text:p>
          </table:table-cell>
          <table:table-cell table:style-name="ce2" office:value-type="float" office:value="0.822">
            <text:p>0,82</text:p>
          </table:table-cell>
          <table:table-cell table:style-name="ce2" table:formula="of:=[.G46]/[.F46]" office:value-type="float" office:value="0.573621772505234">
            <text:p>0,57</text:p>
          </table:table-cell>
          <table:table-cell table:style-name="ce6" table:formula="of:=([.H46]-[.H45])/([.F46]-[.F45])" office:value-type="float" office:value="0.0231705953966931">
            <text:p>0,02</text:p>
          </table:table-cell>
          <table:table-cell table:number-columns-repeated="1015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float" office:value="1.7">
            <text:p>1,70</text:p>
          </table:table-cell>
          <table:table-cell table:style-name="ce2" office:value-type="float" office:value="0.806">
            <text:p>0,81</text:p>
          </table:table-cell>
          <table:table-cell table:style-name="ce2" table:formula="of:=[.C47]/[.B47]" office:value-type="float" office:value="0.474117647058824">
            <text:p>0,47</text:p>
          </table:table-cell>
          <table:table-cell table:style-name="ce6" table:formula="of:=([.D47]-[.D46])/([.B47]-[.B46])" office:value-type="float" office:value="-0.0550808558717618">
            <text:p>-0,06</text:p>
          </table:table-cell>
          <table:table-cell table:style-name="ce4" office:value-type="float" office:value="1.466">
            <text:p>1,47</text:p>
          </table:table-cell>
          <table:table-cell table:style-name="ce2" office:value-type="float" office:value="0.853">
            <text:p>0,85</text:p>
          </table:table-cell>
          <table:table-cell table:style-name="ce2" table:formula="of:=[.G47]/[.F47]" office:value-type="float" office:value="0.581855388813097">
            <text:p>0,58</text:p>
          </table:table-cell>
          <table:table-cell table:style-name="ce6" table:formula="of:=([.H47]-[.H46])/([.F47]-[.F46])" office:value-type="float" office:value="0.249503524480698">
            <text:p>0,25</text:p>
          </table:table-cell>
          <table:table-cell table:number-columns-repeated="1015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float" office:value="1.733">
            <text:p>1,73</text:p>
          </table:table-cell>
          <table:table-cell table:style-name="ce2" office:value-type="float" office:value="0.823">
            <text:p>0,82</text:p>
          </table:table-cell>
          <table:table-cell table:style-name="ce2" table:formula="of:=[.C48]/[.B48]" office:value-type="float" office:value="0.474899019042123">
            <text:p>0,47</text:p>
          </table:table-cell>
          <table:table-cell table:style-name="ce6" table:formula="of:=([.D48]-[.D47])/([.B48]-[.B47])" office:value-type="float" office:value="0.023677938887878">
            <text:p>0,02</text:p>
          </table:table-cell>
          <table:table-cell table:style-name="ce4" office:value-type="float" office:value="1.5">
            <text:p>1,50</text:p>
          </table:table-cell>
          <table:table-cell table:style-name="ce2" office:value-type="float" office:value="0.883">
            <text:p>0,88</text:p>
          </table:table-cell>
          <table:table-cell table:style-name="ce2" table:formula="of:=[.G48]/[.F48]" office:value-type="float" office:value="0.588666666666667">
            <text:p>0,59</text:p>
          </table:table-cell>
          <table:table-cell table:style-name="ce6" table:formula="of:=([.H48]-[.H47])/([.F48]-[.F47])" office:value-type="float" office:value="0.200331701575583">
            <text:p>0,20</text:p>
          </table:table-cell>
          <table:table-cell table:number-columns-repeated="1015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float" office:value="1.766">
            <text:p>1,77</text:p>
          </table:table-cell>
          <table:table-cell table:style-name="ce2" office:value-type="float" office:value="0.842">
            <text:p>0,84</text:p>
          </table:table-cell>
          <table:table-cell table:style-name="ce2" table:formula="of:=[.C49]/[.B49]" office:value-type="float" office:value="0.47678369195923">
            <text:p>0,48</text:p>
          </table:table-cell>
          <table:table-cell table:style-name="ce6" table:formula="of:=([.D49]-[.D48])/([.B49]-[.B48])" office:value-type="float" office:value="0.0571113005183749">
            <text:p>0,06</text:p>
          </table:table-cell>
          <table:table-cell table:style-name="ce4" office:value-type="float" office:value="1.533">
            <text:p>1,53</text:p>
          </table:table-cell>
          <table:table-cell table:style-name="ce2" office:value-type="float" office:value="0.911">
            <text:p>0,91</text:p>
          </table:table-cell>
          <table:table-cell table:style-name="ce2" table:formula="of:=[.G49]/[.F49]" office:value-type="float" office:value="0.594259621656882">
            <text:p>0,59</text:p>
          </table:table-cell>
          <table:table-cell table:style-name="ce6" table:formula="of:=([.H49]-[.H48])/([.F49]-[.F48])" office:value-type="float" office:value="0.169483484551979">
            <text:p>0,17</text:p>
          </table:table-cell>
          <table:table-cell table:number-columns-repeated="1015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float" office:value="1.8">
            <text:p>1,80</text:p>
          </table:table-cell>
          <table:table-cell table:style-name="ce2" office:value-type="float" office:value="0.863">
            <text:p>0,86</text:p>
          </table:table-cell>
          <table:table-cell table:style-name="ce2" table:formula="of:=[.C50]/[.B50]" office:value-type="float" office:value="0.479444444444444">
            <text:p>0,48</text:p>
          </table:table-cell>
          <table:table-cell table:style-name="ce6" table:formula="of:=([.D50]-[.D49])/([.B50]-[.B49])" office:value-type="float" office:value="0.0782574260357228">
            <text:p>0,08</text:p>
          </table:table-cell>
          <table:table-cell table:style-name="ce4" office:value-type="float" office:value="1.566">
            <text:p>1,57</text:p>
          </table:table-cell>
          <table:table-cell table:style-name="ce2" office:value-type="float" office:value="0.937">
            <text:p>0,94</text:p>
          </table:table-cell>
          <table:table-cell table:style-name="ce2" table:formula="of:=[.G50]/[.F50]" office:value-type="float" office:value="0.598339719029374">
            <text:p>0,60</text:p>
          </table:table-cell>
          <table:table-cell table:style-name="ce6" table:formula="of:=([.H50]-[.H49])/([.F50]-[.F49])" office:value-type="float" office:value="0.123639314317947">
            <text:p>0,12</text:p>
          </table:table-cell>
          <table:table-cell table:number-columns-repeated="1015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float" office:value="1.833">
            <text:p>1,83</text:p>
          </table:table-cell>
          <table:table-cell table:style-name="ce2" office:value-type="float" office:value="0.881">
            <text:p>0,88</text:p>
          </table:table-cell>
          <table:table-cell table:style-name="ce2" table:formula="of:=[.C51]/[.B51]" office:value-type="float" office:value="0.48063284233497">
            <text:p>0,48</text:p>
          </table:table-cell>
          <table:table-cell table:style-name="ce6" table:formula="of:=([.D51]-[.D50])/([.B51]-[.B50])" office:value-type="float" office:value="0.0360120572886531">
            <text:p>0,04</text:p>
          </table:table-cell>
          <table:table-cell table:style-name="ce4" office:value-type="float" office:value="1.6">
            <text:p>1,60</text:p>
          </table:table-cell>
          <table:table-cell table:style-name="ce2" office:value-type="float" office:value="0.963">
            <text:p>0,96</text:p>
          </table:table-cell>
          <table:table-cell table:style-name="ce2" table:formula="of:=[.G51]/[.F51]" office:value-type="float" office:value="0.601875">
            <text:p>0,60</text:p>
          </table:table-cell>
          <table:table-cell table:style-name="ce6" table:formula="of:=([.H51]-[.H50])/([.F51]-[.F50])" office:value-type="float" office:value="0.103978852077227">
            <text:p>0,10</text:p>
          </table:table-cell>
          <table:table-cell table:number-columns-repeated="1015"/>
        </table:table-row>
        <table:table-row table:style-name="ro2">
          <table:table-cell office:value-type="float" office:value="50">
            <text:p>50</text:p>
          </table:table-cell>
          <table:table-cell table:style-name="ce4" office:value-type="float" office:value="1.866">
            <text:p>1,87</text:p>
          </table:table-cell>
          <table:table-cell table:style-name="ce2" office:value-type="float" office:value="0.899">
            <text:p>0,90</text:p>
          </table:table-cell>
          <table:table-cell table:style-name="ce2" table:formula="of:=[.C52]/[.B52]" office:value-type="float" office:value="0.481779206859593">
            <text:p>0,48</text:p>
          </table:table-cell>
          <table:table-cell table:style-name="ce6" table:formula="of:=([.D52]-[.D51])/([.B52]-[.B51])" office:value-type="float" office:value="0.0347383189279601">
            <text:p>0,03</text:p>
          </table:table-cell>
          <table:table-cell table:style-name="ce4" office:value-type="float" office:value="1.633">
            <text:p>1,63</text:p>
          </table:table-cell>
          <table:table-cell table:style-name="ce2" office:value-type="float" office:value="0.985">
            <text:p>0,99</text:p>
          </table:table-cell>
          <table:table-cell table:style-name="ce2" table:formula="of:=[.G52]/[.F52]" office:value-type="float" office:value="0.603184323331292">
            <text:p>0,60</text:p>
          </table:table-cell>
          <table:table-cell table:style-name="ce6" table:formula="of:=([.H52]-[.H51])/([.F52]-[.F51])" office:value-type="float" office:value="0.0396764645846119">
            <text:p>0,04</text:p>
          </table:table-cell>
          <table:table-cell table:number-columns-repeated="1015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float" office:value="1.9">
            <text:p>1,90</text:p>
          </table:table-cell>
          <table:table-cell table:style-name="ce2" office:value-type="float" office:value="0.92">
            <text:p>0,92</text:p>
          </table:table-cell>
          <table:table-cell table:style-name="ce2" table:formula="of:=[.C53]/[.B53]" office:value-type="float" office:value="0.48421052631579">
            <text:p>0,48</text:p>
          </table:table-cell>
          <table:table-cell table:style-name="ce6" table:formula="of:=([.D53]-[.D52])/([.B53]-[.B52])" office:value-type="float" office:value="0.0715093957704959">
            <text:p>0,07</text:p>
          </table:table-cell>
          <table:table-cell table:style-name="ce4" office:value-type="float" office:value="1.666">
            <text:p>1,67</text:p>
          </table:table-cell>
          <table:table-cell table:style-name="ce2" office:value-type="float" office:value="1.016">
            <text:p>1,02</text:p>
          </table:table-cell>
          <table:table-cell table:style-name="ce2" table:formula="of:=[.G53]/[.F53]" office:value-type="float" office:value="0.60984393757503">
            <text:p>0,61</text:p>
          </table:table-cell>
          <table:table-cell table:style-name="ce6" table:formula="of:=([.H53]-[.H52])/([.F53]-[.F52])" office:value-type="float" office:value="0.201806492234484">
            <text:p>0,20</text:p>
          </table:table-cell>
          <table:table-cell table:number-columns-repeated="1015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float" office:value="1.933">
            <text:p>1,93</text:p>
          </table:table-cell>
          <table:table-cell table:style-name="ce2" office:value-type="float" office:value="0.943">
            <text:p>0,94</text:p>
          </table:table-cell>
          <table:table-cell table:style-name="ce2" table:formula="of:=[.C54]/[.B54]" office:value-type="float" office:value="0.487842731505432">
            <text:p>0,49</text:p>
          </table:table-cell>
          <table:table-cell table:style-name="ce6" table:formula="of:=([.D54]-[.D53])/([.B54]-[.B53])" office:value-type="float" office:value="0.110066823928559">
            <text:p>0,11</text:p>
          </table:table-cell>
          <table:table-cell table:style-name="ce3"/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float" office:value="1.966">
            <text:p>1,97</text:p>
          </table:table-cell>
          <table:table-cell table:style-name="ce2" office:value-type="float" office:value="0.96">
            <text:p>0,96</text:p>
          </table:table-cell>
          <table:table-cell table:style-name="ce2" table:formula="of:=[.C55]/[.B55]" office:value-type="float" office:value="0.488301119023398">
            <text:p>0,49</text:p>
          </table:table-cell>
          <table:table-cell table:style-name="ce6" table:formula="of:=([.D55]-[.D54])/([.B55]-[.B54])" office:value-type="float" office:value="0.0138905308474464">
            <text:p>0,01</text:p>
          </table:table-cell>
          <table:table-cell table:style-name="ce3"/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float" office:value="2">
            <text:p>2,00</text:p>
          </table:table-cell>
          <table:table-cell table:style-name="ce2" office:value-type="float" office:value="0.981">
            <text:p>0,98</text:p>
          </table:table-cell>
          <table:table-cell table:style-name="ce2" table:formula="of:=[.C56]/[.B56]" office:value-type="float" office:value="0.4905">
            <text:p>0,49</text:p>
          </table:table-cell>
          <table:table-cell table:style-name="ce6" table:formula="of:=([.D56]-[.D55])/([.B56]-[.B55])" office:value-type="float" office:value="0.0646729699000664">
            <text:p>0,06</text:p>
          </table:table-cell>
          <table:table-cell table:style-name="ce3"/>
          <table:table-cell table:style-name="ce2" table:number-columns-repeated="3"/>
          <table:table-cell table:number-columns-repeated="1015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float" office:value="2.033">
            <text:p>2,03</text:p>
          </table:table-cell>
          <table:table-cell table:style-name="ce2" office:value-type="float" office:value="0.995">
            <text:p>1,00</text:p>
          </table:table-cell>
          <table:table-cell table:style-name="ce2" table:formula="of:=[.C57]/[.B57]" office:value-type="float" office:value="0.489424495818987">
            <text:p>0,49</text:p>
          </table:table-cell>
          <table:table-cell table:style-name="ce6" table:formula="of:=([.D57]-[.D56])/([.B57]-[.B56])" office:value-type="float" office:value="-0.0325910357882808">
            <text:p>-0,03</text:p>
          </table:table-cell>
          <table:table-cell table:style-name="ce3"/>
          <table:table-cell table:style-name="ce2" table:number-columns-repeated="3"/>
          <table:table-cell table:number-columns-repeated="1015"/>
        </table:table-row>
        <table:table-row table:style-name="ro2" table:number-rows-repeated="6">
          <table:table-cell table:style-name="ce2"/>
          <table:table-cell/>
          <table:table-cell table:style-name="ce2" table:number-columns-repeated="2"/>
          <table:table-cell table:number-columns-repeated="1020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24.06.2020</text:date>, <text:time>21:16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par Kroll</meta:initial-creator>
    <meta:creation-date>2020-06-24T20:45:14.77</meta:creation-date>
    <dc:date>2020-06-24T21:16:11.47</dc:date>
    <dc:creator>Caspar Kroll</dc:creator>
    <meta:editing-duration>PT15M32S</meta:editing-duration>
    <meta:editing-cycles>3</meta:editing-cycles>
    <meta:generator>OpenOffice/4.1.7$Win32 OpenOffice.org_project/417m1$Build-9800</meta:generator>
    <meta:printed-by>Caspar Kroll</meta:printed-by>
    <meta:print-date>2020-06-24T21:14:14.61</meta:print-date>
    <meta:document-statistic meta:table-count="4" meta:cell-count="490" meta:object-count="0"/>
  </office:meta>
</office:document-meta>
</file>